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ong_20_Dash" svg:stroke-width="0.081cm" draw:marker-start-width="0.321cm" draw:marker-end-width="0.321cm" svg:stroke-linecap="butt" draw:fill-color="#729fcf" draw:opacity="50%" draw:textarea-vertical-align="middle" fo:padding-top="0.165cm" fo:padding-bottom="0.165cm" fo:padding-left="0.29cm" fo:padding-right="0.29cm" loext:decorative="false"/>
    </style:style>
    <style:style style:name="gr2" style:family="graphic" style:parent-style-name="standard">
      <style:graphic-properties svg:stroke-width="0.053cm" svg:stroke-color="#333333" draw:marker-start-width="0.279cm" draw:marker-end-width="0.279cm" draw:fill-color="#cccccc" draw:textarea-horizontal-align="justify" draw:textarea-vertical-align="middle" draw:auto-grow-height="false" fo:min-height="1.603cm" fo:min-width="3.895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333333" draw:marker-start-width="0.279cm" draw:marker-end-width="0.279cm" draw:fill-color="#cccccc" draw:textarea-horizontal-align="justify" draw:textarea-vertical-align="middle" draw:auto-grow-height="false" fo:min-height="1.603cm" fo:min-width="3.259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7cm" fo:min-width="5.316cm" loext:decorative="false"/>
      <style:paragraph-properties style:writing-mode="lr-tb"/>
    </style:style>
    <style:style style:name="gr5" style:family="graphic" style:parent-style-name="objectwithoutfill">
      <style:graphic-properties svg:stroke-width="0.053cm" svg:stroke-color="#333333" draw:marker-start-width="0.279cm" draw:marker-end-width="0.279cm" draw:fill="none" draw:fill-color="#729fcf" draw:textarea-vertical-align="middle" fo:padding-top="0.151cm" fo:padding-bottom="0.151cm" fo:padding-left="0.276cm" fo:padding-right="0.276cm" loext:decorative="false"/>
    </style:style>
    <style:style style:name="gr6" style:family="graphic" style:parent-style-name="objectwithoutfill">
      <style:graphic-properties svg:stroke-width="0.053cm" svg:stroke-color="#333333" draw:marker-start-width="0.279cm" draw:marker-end="Arrowheads_20_3" draw:marker-end-width="0.379cm" draw:fill="none" draw:fill-color="#729fcf" draw:textarea-vertical-align="middle" fo:padding-top="0.151cm" fo:padding-bottom="0.151cm" fo:padding-left="0.276cm" fo:padding-right="0.276cm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stroke="dash" draw:stroke-dash="Long_20_Dash" svg:stroke-width="0.081cm" svg:stroke-color="#069a2e" draw:marker-start-width="0.321cm" draw:marker-end-width="0.321cm" svg:stroke-linecap="butt" draw:fill-color="#77bc65" draw: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svg:stroke-width="0.053cm" svg:stroke-color="#333333" draw:marker-start-width="0.279cm" draw:marker-end-width="0.279cm" draw:fill-color="#cccccc" draw:textarea-horizontal-align="justify" draw:textarea-vertical-align="middle" draw:auto-grow-height="false" fo:min-height="0.968cm" fo:min-width="3.259cm" fo:padding-top="0.151cm" fo:padding-bottom="0.151cm" fo:padding-left="0.276cm" fo:padding-right="0.276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7cm" fo:min-width="3.485cm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Dash_20_Dot_20__28_Rounded_29_" svg:stroke-width="0.053cm" svg:stroke-color="#333333" draw:marker-start-width="0.279cm" draw:marker-end="Arrowheads_20_3" draw:marker-end-width="0.379cm" svg:stroke-linecap="round" draw:fill="none" draw:fill-color="#729fcf" draw:textarea-vertical-align="middle" fo:padding-top="0.151cm" fo:padding-bottom="0.151cm" fo:padding-left="0.276cm" fo:padding-right="0.276cm" loext:decorative="false"/>
    </style:style>
    <style:style style:name="gr12" style:family="graphic" style:parent-style-name="objectwithoutfill">
      <style:graphic-properties svg:stroke-width="0.081cm" svg:stroke-color="#333333" draw:marker-start-width="0.321cm" draw:marker-end="Arrowheads_20_3" draw:marker-end-width="0.421cm" draw:fill="none" draw:fill-color="#729fcf" draw:textarea-vertical-align="middle" fo:padding-top="0.165cm" fo:padding-bottom="0.165cm" fo:padding-left="0.29cm" fo:padding-right="0.29cm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729fcf" draw:opacity="50%"/>
      <style:paragraph-properties fo:text-align="center"/>
    </style:style>
    <style:style style:name="P2" style:family="paragraph">
      <style:paragraph-properties fo:text-align="center"/>
      <style:text-properties style:font-name="Aptos" fo:font-size="14.8999996185303pt" style:font-size-asian="15pt" style:font-size-complex="15pt"/>
    </style:style>
    <style:style style:name="P3" style:family="paragraph">
      <loext:graphic-properties draw:fill-color="#cccccc"/>
      <style:paragraph-properties fo:text-align="center" style:writing-mode="lr-tb"/>
      <style:text-properties style:font-name="Aptos" fo:font-size="14.8999996185303pt" style:font-size-asian="15pt" style:font-size-complex="15pt"/>
    </style:style>
    <style:style style:name="P4" style:family="paragraph">
      <loext:graphic-properties draw:fill="none" draw:fill-color="#ffffff"/>
      <style:text-properties fo:color="#3465a4" loext:opacity="100%" style:font-name="Aptos" fo:font-size="11.8999996185303pt" fo:font-weight="bold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77bc65" draw:opacity="50%"/>
      <style:paragraph-properties fo:text-align="center"/>
    </style:style>
    <style:style style:name="P8" style:family="paragraph">
      <loext:graphic-properties draw:fill="none" draw:fill-color="#ffffff"/>
      <style:text-properties fo:color="#069a2e" loext:opacity="100%" style:font-name="Aptos" fo:font-size="11.8999996185303pt" fo:font-weight="bold"/>
    </style:style>
    <style:style style:name="P9" style:family="paragraph">
      <style:paragraph-properties fo:text-align="center"/>
      <style:text-properties style:font-name="Aptos" fo:font-size="14.8999996185303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cccccc"/>
      <style:paragraph-properties fo:text-align="center" style:writing-mode="lr-tb"/>
      <style:text-properties style:font-name="Aptos" fo:font-size="14.8999996185303pt" fo:font-weight="bold" style:font-size-asian="15pt" style:font-weight-asian="bold" style:font-size-complex="15pt" style:font-weight-complex="bold"/>
    </style:style>
    <style:style style:name="T1" style:family="text">
      <style:text-properties style:font-name="Aptos" fo:font-size="15pt" style:font-size-asian="15pt" style:font-size-complex="15pt"/>
    </style:style>
    <style:style style:name="T2" style:family="text">
      <style:text-properties fo:color="#3465a4" loext:opacity="100%" style:font-name="Aptos" fo:font-size="11.8999996185303pt" fo:font-weight="bold"/>
    </style:style>
    <style:style style:name="T3" style:family="text">
      <style:text-properties fo:color="#069a2e" loext:opacity="100%" style:font-name="Aptos" fo:font-size="11.8999996185303pt" fo:font-weight="bold"/>
    </style:style>
    <style:style style:name="T4" style:family="text">
      <style:text-properties style:font-name="Aptos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olygon draw:style-name="gr1" draw:text-style-name="P1" draw:layer="layout" svg:width="13.334cm" svg:height="7.619cm" svg:x="5.103cm" svg:y="1.208cm" svg:viewBox="0 0 13335 7620" draw:points="0,7620 0,0 13335,0 13335,3810 10796,3810 10795,7620">
          <text:p/>
        </draw:polygon>
        <draw:custom-shape draw:style-name="gr2" draw:text-style-name="P3" draw:layer="layout" svg:width="4.447cm" svg:height="1.905cm" svg:x="6.273cm" svg:y="2.343cm">
          <text:p text:style-name="P2"><text:span text:style-name="T1">Atmospheric </text:span><text:span text:style-name="T1">Characteristic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1cm" svg:height="1.905cm" svg:x="12.922cm" svg:y="2.343cm">
          <text:p text:style-name="P2"><text:span text:style-name="T1">Planet / Star</text:span><text:span text:style-name="T1"><text:line-break/></text:span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1cm" svg:height="1.905cm" svg:x="9.748cm" svg:y="6.288cm">
          <text:p text:style-name="P2"><text:span text:style-name="T1">Forward</text:span><text:span text:style-name="T1"><text:line-break/></text:span><text:span text:style-name="T1">Model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09cm" svg:height="1.287cm" svg:x="8.516cm" svg:y="1.208cm">
          <draw:text-box>
            <text:p><text:span text:style-name="T2">Atmospheric Model Framework</text:span></text:p>
          </draw:text-box>
        </draw:frame>
        <draw:line draw:style-name="gr5" draw:text-style-name="P5" draw:layer="layout" svg:x1="10.701cm" svg:y1="3.113cm" svg:x2="12.923cm" svg:y2="3.113cm">
          <text:p/>
        </draw:line>
        <draw:line draw:style-name="gr6" draw:text-style-name="P5" draw:layer="layout" svg:x1="11.652cm" svg:y1="3.113cm" svg:x2="11.652cm" svg:y2="6.288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polygon draw:style-name="gr1" draw:text-style-name="P1" draw:layer="layout" svg:width="13.334cm" svg:height="7.619cm" svg:x="5.103cm" svg:y="1.208cm" svg:viewBox="0 0 13335 7620" draw:points="0,7620 0,0 13335,0 13335,3810 10796,3810 10795,7620">
          <text:p/>
        </draw:polygon>
        <draw:polygon draw:style-name="gr8" draw:text-style-name="P7" draw:layer="layout" svg:width="15.239cm" svg:height="6.349cm" svg:x="7.644cm" svg:y="5.653cm" svg:viewBox="0 0 15240 6350" draw:points="0,0 15240,0 15240,3810 10796,3810 10795,6350 4446,6350 4445,3810 0,3810">
          <text:p/>
        </draw:polygon>
        <draw:custom-shape draw:style-name="gr2" draw:text-style-name="P3" draw:layer="layout" svg:width="4.447cm" svg:height="1.905cm" svg:x="6.273cm" svg:y="2.343cm">
          <text:p text:style-name="P2"><text:span text:style-name="T1">Atmospheric </text:span><text:span text:style-name="T1">Characteristic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1cm" svg:height="1.905cm" svg:x="12.922cm" svg:y="2.343cm">
          <text:p text:style-name="P2"><text:span text:style-name="T1">Planet / Star</text:span><text:span text:style-name="T1"><text:line-break/></text:span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811cm" svg:height="1.905cm" svg:x="9.748cm" svg:y="6.288cm">
          <text:p text:style-name="P2"><text:span text:style-name="T1">Forward</text:span><text:span text:style-name="T1"><text:line-break/></text:span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1cm" svg:height="1.905cm" svg:x="17.803cm" svg:y="6.288cm">
          <text:p text:style-name="P2"><text:span text:style-name="T1">Observed</text:span><text:span text:style-name="T1"><text:line-break/></text:span><text:span text:style-name="T1">Spectru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" draw:id="id1" draw:layer="layout" svg:width="3.811cm" svg:height="1.27cm" svg:x="13.357cm" svg:y="10.098cm">
          <text:p text:style-name="P2"><text:span text:style-name="T1">Optimiser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09cm" svg:height="1.287cm" svg:x="8.516cm" svg:y="1.208cm">
          <draw:text-box>
            <text:p><text:span text:style-name="T2">Atmospheric Model Framework</text:span></text:p>
          </draw:text-box>
        </draw:frame>
        <draw:frame draw:style-name="gr10" draw:text-style-name="P8" draw:layer="layout" svg:width="4.46cm" svg:height="1.287cm" svg:x="18.438cm" svg:y="8.695cm">
          <draw:text-box>
            <text:p><text:span text:style-name="T3">Retrieval Framework</text:span></text:p>
          </draw:text-box>
        </draw:frame>
        <draw:line draw:style-name="gr5" draw:text-style-name="P5" draw:layer="layout" svg:x1="10.701cm" svg:y1="3.113cm" svg:x2="12.923cm" svg:y2="3.113cm">
          <text:p/>
        </draw:line>
        <draw:line draw:style-name="gr6" draw:text-style-name="P5" draw:layer="layout" svg:x1="11.652cm" svg:y1="3.113cm" svg:x2="11.652cm" svg:y2="6.288cm">
          <text:p/>
        </draw:line>
        <draw:line draw:style-name="gr5" draw:text-style-name="P5" draw:layer="layout" svg:x1="13.557cm" svg:y1="7.24cm" svg:x2="17.802cm" svg:y2="7.24cm">
          <text:p/>
        </draw:line>
        <draw:line draw:style-name="gr6" draw:text-style-name="P5" draw:layer="layout" svg:x1="15.263cm" svg:y1="7.24cm" svg:x2="15.263cm" svg:y2="10.098cm">
          <text:p/>
        </draw:line>
        <draw:connector draw:style-name="gr11" draw:text-style-name="P5" draw:layer="layout" draw:type="curve" svg:x1="13.357cm" svg:y1="10.733cm" svg:x2="11.653cm" svg:y2="8.193cm" draw:start-shape="id1" draw:start-glue-point="3" draw:end-shape="id2" draw:end-glue-point="2" svg:d="M13357 10733c-1136 0-1704-846-1704-2540" svg:viewBox="0 0 1705 2541">
          <text:p/>
        </draw:connector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polygon draw:style-name="gr1" draw:text-style-name="P1" draw:layer="layout" svg:width="13.334cm" svg:height="7.619cm" svg:x="5.103cm" svg:y="1.208cm" svg:viewBox="0 0 13335 7620" draw:points="0,7620 0,0 13335,0 13335,3810 10796,3810 10795,7620">
          <text:p/>
        </draw:polygon>
        <draw:polygon draw:style-name="gr8" draw:text-style-name="P7" draw:layer="layout" svg:width="15.239cm" svg:height="6.349cm" svg:x="7.644cm" svg:y="5.653cm" svg:viewBox="0 0 15240 6350" draw:points="0,0 15240,0 15240,3810 10796,3810 10795,6350 4446,6350 4445,3810 0,3810">
          <text:p/>
        </draw:polygon>
        <draw:custom-shape draw:style-name="gr2" draw:text-style-name="P3" draw:layer="layout" svg:width="4.447cm" svg:height="1.905cm" svg:x="6.273cm" svg:y="2.343cm">
          <text:p text:style-name="P2"><text:span text:style-name="T1">Atmospheric Characteristic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1cm" svg:height="1.905cm" svg:x="12.922cm" svg:y="2.343cm">
          <text:p text:style-name="P2"><text:span text:style-name="T1">Planet / Star</text:span><text:span text:style-name="T1"><text:line-break/></text:span><text:span text:style-name="T1">Parameter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811cm" svg:height="1.905cm" svg:x="9.748cm" svg:y="6.288cm">
          <text:p text:style-name="P2"><text:span text:style-name="T1">Forward</text:span><text:span text:style-name="T1"><text:line-break/></text:span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1cm" svg:height="1.905cm" svg:x="17.803cm" svg:y="6.288cm">
          <text:p text:style-name="P2"><text:span text:style-name="T1">Observed</text:span><text:span text:style-name="T1"><text:line-break/></text:span><text:span text:style-name="T1">Spectrum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3" draw:id="id3" draw:layer="layout" svg:width="3.811cm" svg:height="1.27cm" svg:x="13.357cm" svg:y="10.098cm">
          <text:p text:style-name="P2"><text:span text:style-name="T1">Optimis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811cm" svg:height="1.27cm" svg:x="13.357cm" svg:y="13.273cm">
          <text:p text:style-name="P9"><text:span text:style-name="T4">OUTPU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09cm" svg:height="1.287cm" svg:x="8.516cm" svg:y="1.208cm">
          <draw:text-box>
            <text:p><text:span text:style-name="T2">Atmospheric Model Framework</text:span></text:p>
          </draw:text-box>
        </draw:frame>
        <draw:frame draw:style-name="gr10" draw:text-style-name="P8" draw:layer="layout" svg:width="4.46cm" svg:height="1.287cm" svg:x="18.438cm" svg:y="8.695cm">
          <draw:text-box>
            <text:p><text:span text:style-name="T3">Retrieval Framework</text:span></text:p>
          </draw:text-box>
        </draw:frame>
        <draw:line draw:style-name="gr5" draw:text-style-name="P5" draw:layer="layout" svg:x1="10.701cm" svg:y1="3.113cm" svg:x2="12.923cm" svg:y2="3.113cm">
          <text:p/>
        </draw:line>
        <draw:line draw:style-name="gr6" draw:text-style-name="P5" draw:layer="layout" svg:x1="11.652cm" svg:y1="3.113cm" svg:x2="11.652cm" svg:y2="6.288cm">
          <text:p/>
        </draw:line>
        <draw:line draw:style-name="gr5" draw:text-style-name="P5" draw:layer="layout" svg:x1="13.557cm" svg:y1="7.24cm" svg:x2="17.802cm" svg:y2="7.24cm">
          <text:p/>
        </draw:line>
        <draw:line draw:style-name="gr6" draw:text-style-name="P5" draw:layer="layout" svg:x1="15.263cm" svg:y1="7.24cm" svg:x2="15.263cm" svg:y2="10.098cm">
          <text:p/>
        </draw:line>
        <draw:line draw:style-name="gr12" draw:text-style-name="P5" draw:layer="layout" svg:x1="15.263cm" svg:y1="11.368cm" svg:x2="15.263cm" svg:y2="13.273cm">
          <text:p/>
        </draw:line>
        <draw:connector draw:style-name="gr11" draw:text-style-name="P5" draw:layer="layout" draw:type="curve" svg:x1="13.357cm" svg:y1="10.733cm" svg:x2="11.653cm" svg:y2="8.193cm" draw:start-shape="id3" draw:start-glue-point="3" draw:end-shape="id4" draw:end-glue-point="2" svg:d="M13357 10733c-1136 0-1704-846-1704-2540" svg:viewBox="0 0 1705 2541">
          <text:p/>
        </draw:connector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13" svg:d="M0 13l10-13 10 13z"/>
    <draw:stroke-dash draw:name="Dash_20_Dot_20__28_Rounded_29_" draw:display-name="Dash Dot (Rounded)" draw:style="round" draw:dots1="1" draw:dots1-length="201%" draw:dots2="1" draw:dots2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579cm" svg:x="1cm" svg:y="3.483cm"/>
      <draw:page-thumbnail draw:layer="backgroundobjects" svg:width="8.999cm" svg:height="5.579cm" svg:x="1cm" svg:y="12.059cm"/>
      <draw:page-thumbnail draw:layer="backgroundobjects" svg:width="8.999cm" svg:height="5.579cm" svg:x="1cm" svg:y="20.635cm"/>
      <draw:page-thumbnail draw:layer="backgroundobjects" svg:width="8.999cm" svg:height="5.579cm" svg:x="11cm" svg:y="3.483cm"/>
      <draw:page-thumbnail draw:layer="backgroundobjects" svg:width="8.999cm" svg:height="5.579cm" svg:x="11cm" svg:y="12.059cm"/>
      <draw:page-thumbnail draw:layer="backgroundobjects" svg:width="8.999cm" svg:height="5.579cm" svg:x="11cm" svg:y="20.63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7cm" svg:y="0.626cm" presentation:class="title" presentation:placeholder="true">
        <draw:text-box/>
      </draw:frame>
      <draw:frame presentation:style-name="Default-outline1" draw:layer="backgroundobjects" svg:width="25.199cm" svg:height="9.134cm" svg:x="1.397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7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2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1:18:11.506562790</meta:creation-date>
    <dc:date>2024-07-13T10:19:43.324560122</dc:date>
    <meta:editing-duration>PT30M31S</meta:editing-duration>
    <meta:editing-cycles>7</meta:editing-cycles>
    <meta:generator>LibreOffice/24.2.4.2$Linux_X86_64 LibreOffice_project/d29029bfb700ea4a272da1366c5f5e7c14e351b5</meta:generator>
    <meta:document-statistic meta:object-count="64"/>
  </office:meta>
</office:document-meta>
</file>